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7.059in" fo:margin-left="-0.1979in" table:align="left"/>
    </style:style>
    <style:style style:name="Таблица1.A" style:family="table-column">
      <style:table-column-properties style:column-width="1.5625in"/>
    </style:style>
    <style:style style:name="Таблица1.B" style:family="table-column">
      <style:table-column-properties style:column-width="0.7708in"/>
    </style:style>
    <style:style style:name="Таблица1.H" style:family="table-column">
      <style:table-column-properties style:column-width="0.8715in"/>
    </style:style>
    <style:style style:name="Таблица1.1" style:family="table-row">
      <style:table-row-properties style:min-row-height="2.625in"/>
    </style:style>
    <style:style style:name="Таблица1.A1" style:family="table-cell">
      <style:table-cell-properties style:vertical-align="middle" fo:padding="0.0382in" fo:border-left="0.05pt solid #000000" fo:border-right="none" fo:border-top="0.05pt solid #000000" fo:border-bottom="0.05pt solid #000000" loext:writing-mode="bt-lr"/>
    </style:style>
    <style:style style:name="Таблица1.H1" style:family="table-cell">
      <style:table-cell-properties style:vertical-align="middle" fo:padding="0.0382in" fo:border="0.05pt solid #000000" loext:writing-mode="bt-lr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B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none" fo:border-top="none" fo:border-bottom="0.05pt solid #000000"/>
    </style:style>
    <style:style style:name="Таблица1.F2" style:family="table-cell">
      <style:table-cell-properties fo:padding="0.0382in" fo:border-left="0.05pt solid #000000" fo:border-right="none" fo:border-top="none" fo:border-bottom="0.05pt solid #000000"/>
    </style:style>
    <style:style style:name="Таблица1.G2" style:family="table-cell">
      <style:table-cell-properties fo:padding="0.0382in" fo:border-left="0.05pt solid #000000" fo:border-right="none" fo:border-top="none" fo:border-bottom="0.05pt solid #000000"/>
    </style:style>
    <style:style style:name="Таблица1.H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7.0625in" fo:margin-left="-0.2083in" table:align="left"/>
    </style:style>
    <style:style style:name="Таблица2.A" style:family="table-column">
      <style:table-column-properties style:column-width="2.375in"/>
    </style:style>
    <style:style style:name="Таблица2.B" style:family="table-column">
      <style:table-column-properties style:column-width="2.2917in"/>
    </style:style>
    <style:style style:name="Таблица2.C" style:family="table-column">
      <style:table-column-properties style:column-width="2.3958in"/>
    </style:style>
    <style:style style:name="Таблица2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font-weight="normal" officeooo:paragraph-rsid="0019f7f5" style:font-weight-asian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-0.1252in" fo:margin-right="0in" fo:text-align="start" style:justify-single-word="false" fo:text-indent="-0.1866in" style:auto-text-indent="false" style:page-number="auto" fo:background-color="transparent"/>
      <style:text-properties fo:font-weight="normal" officeooo:paragraph-rsid="0019f7f5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9pt" fo:language="ru" fo:country="RU" officeooo:rsid="003a2348" officeooo:paragraph-rsid="003a2348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rsid="003a2348" officeooo:paragraph-rsid="003a2348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color="#666666" loext:opacity="100%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fo:language="ru" fo:country="RU" fo:font-weight="bold" officeooo:rsid="003a2348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4656b9" officeooo:paragraph-rsid="004656b9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a2348"/>
    </style:style>
    <style:style style:name="T3" style:family="text">
      <style:text-properties officeooo:rsid="003be9bc"/>
    </style:style>
    <style:style style:name="T4" style:family="text">
      <style:text-properties fo:color="#99999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6"/>
        <table:table-column table:style-name="Таблица1.H"/>
        <table:table-row table:style-name="Таблица1.1">
          <table:table-cell table:style-name="Таблица1.A1" office:value-type="string">
            <text:p text:style-name="P8">ФИО </text:p>
          </table:table-cell>
          <table:table-cell table:style-name="Таблица1.A1" office:value-type="string">
            <text:p text:style-name="P8">Самопроизвольный выкидыш </text:p>
          </table:table-cell>
          <table:table-cell table:style-name="Таблица1.A1" office:value-type="string">
            <text:p text:style-name="P8">Неразвивающаяся беременность </text:p>
          </table:table-cell>
          <table:table-cell table:style-name="Таблица1.A1" office:value-type="string">
            <text:p text:style-name="P8">Хроническая фетоплацентарная недостаточность <text:s/></text:p>
          </table:table-cell>
          <table:table-cell table:style-name="Таблица1.A1" office:value-type="string">
            <text:p text:style-name="P8">Изменения в плаценте воспалительnного характера <text:s/></text:p>
          </table:table-cell>
          <table:table-cell table:style-name="Таблица1.A1" office:value-type="string">
            <text:p text:style-name="P8">Дыхательная недостаточность III ст </text:p>
          </table:table-cell>
          <table:table-cell table:style-name="Таблица1.A1" office:value-type="string">
            <text:p text:style-name="P8">p-вероятность </text:p>
          </table:table-cell>
          <table:table-cell table:style-name="Таблица1.H1" office:value-type="string">
            <text:p text:style-name="P8">Вероятность развития пневмонии </text:p>
          </table:table-cell>
        </table:table-row>
        <table:table-row table:style-name="TableLine2748323232448">
          <table:table-cell table:style-name="Таблица1.A2" office:value-type="string">
            <text:p text:style-name="P8"/>
          </table:table-cell>
          <table:table-cell table:style-name="Таблица1.B2" office:value-type="string">
            <text:p text:style-name="P9">{d.c1}</text:p>
          </table:table-cell>
          <table:table-cell table:style-name="Таблица1.E2" office:value-type="string">
            <text:p text:style-name="P9">{d.c2}</text:p>
          </table:table-cell>
          <table:table-cell table:style-name="Таблица1.D2" office:value-type="string">
            <text:p text:style-name="P9">{d.c3}</text:p>
          </table:table-cell>
          <table:table-cell table:style-name="Таблица1.E2" office:value-type="string">
            <text:p text:style-name="P9">{d.c4}</text:p>
          </table:table-cell>
          <table:table-cell table:style-name="Таблица1.F2" office:value-type="string">
            <text:p text:style-name="P9">{d.c5}</text:p>
          </table:table-cell>
          <table:table-cell table:style-name="Таблица1.G2" office:value-type="string">
            <text:p text:style-name="P9">{d.res}</text:p>
          </table:table-cell>
          <table:table-cell table:style-name="Таблица1.H2" office:value-type="string">
            <text:p text:style-name="P9">{d.word}</text:p>
          </table:table-cell>
        </table:table-row>
      </table:table>
      <text:p text:style-name="P1"/>
      <text:p text:style-name="P1"/>
      <text:p text:style-name="P2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2748323231632">
          <table:table-cell table:style-name="Таблица2.A1" office:value-type="string">
            <text:p text:style-name="P5"><text:s/><text:span text:style-name="T4">_____________________</text:span></text:p>
            <text:p text:style-name="P3">должность</text:p>
          </table:table-cell>
          <table:table-cell table:style-name="Таблица2.A1" office:value-type="string">
            <text:p text:style-name="P7">____________________</text:p>
            <text:p text:style-name="P4"><text:span text:style-name="T2">п</text:span><text:span text:style-name="T1">одпись</text:span></text:p>
          </table:table-cell>
          <table:table-cell table:style-name="Таблица2.A1" office:value-type="string">
            <text:p text:style-name="P6">____________________</text:p>
            <text:p text:style-name="P3">И.О. Фами<text:span text:style-name="T3">ли</text:span>я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646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01-12T09:34:33.566000000</dc:date>
    <meta:editing-duration>PT1H12M1S</meta:editing-duration>
    <meta:editing-cycles>30</meta:editing-cycles>
    <meta:generator>LibreOffice/7.2.4.1$Windows_X86_64 LibreOffice_project/27d75539669ac387bb498e35313b970b7fe9c4f9</meta:generator>
    <meta:document-statistic meta:table-count="2" meta:image-count="0" meta:object-count="0" meta:page-count="1" meta:paragraph-count="21" meta:word-count="35" meta:character-count="368" meta:non-whitespace-character-count="343"/>
  </office:meta>
</office:document-meta>
</file>